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23a" officeooo:paragraph-rsid="001ec23a"/>
    </style:style>
    <style:style style:name="P2" style:family="paragraph" style:parent-style-name="Standard" style:list-style-name="L1">
      <style:text-properties officeooo:rsid="001ec23a" officeooo:paragraph-rsid="001ec23a"/>
    </style:style>
    <style:style style:name="P3" style:family="paragraph" style:parent-style-name="Standard">
      <style:text-properties fo:font-weight="normal" officeooo:rsid="001f5269" officeooo:paragraph-rsid="001f5269" style:font-weight-asian="normal" style:font-weight-complex="normal"/>
    </style:style>
    <style:style style:name="P4" style:family="paragraph" style:parent-style-name="Standard" style:list-style-name="L1">
      <style:text-properties officeooo:paragraph-rsid="001ec23a"/>
    </style:style>
    <style:style style:name="P5" style:family="paragraph" style:parent-style-name="Standard">
      <style:text-properties officeooo:rsid="001f4242" officeooo:paragraph-rsid="001f4242"/>
    </style:style>
    <style:style style:name="P6" style:family="paragraph" style:parent-style-name="Standard">
      <style:text-properties fo:font-weight="bold" officeooo:rsid="001f4242" officeooo:paragraph-rsid="001f4242" style:font-weight-asian="bold" style:font-weight-complex="bold"/>
    </style:style>
    <style:style style:name="P7" style:family="paragraph" style:parent-style-name="Standard">
      <style:text-properties fo:font-weight="bold" officeooo:rsid="0020464b" officeooo:paragraph-rsid="0020464b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f5269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ec23a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44"/><text:span text:style-name="T3">Paradigma Funcional</text:span></text:p>
      <text:p text:style-name="P1"><text:span text:style-name="T3"/></text:p>
      <text:list xml:id="list2277275375" text:style-name="L1">
        <text:list-item>
          <text:p text:style-name="P4"><text:span text:style-name="T5">O paradigma funcional é baseado em funções matemáticas.</text:span></text:p>
        </text:list-item>
        <text:list-item>
          <text:p text:style-name="P2"><text:span text:style-name="T4">Alto nível de abstração.</text:span></text:p>
        </text:list-item>
        <text:list-item>
          <text:p text:style-name="P2"><text:span text:style-name="T4">Estilo declarativo.</text:span></text:p>
        </text:list-item>
      </text:list>
      <text:p text:style-name="P1"><text:span text:style-name="T4"/></text:p>
      <text:p text:style-name="P1"><text:span text:style-name="T4">Linguagens funcionais possuem um alto nível de abstração, o que faz com que a programação funcional melhore a modularidade, provendo <text:s/>módulos menos, mais simples e mais gerais.</text:span></text:p>
      <text:p text:style-name="P1"><text:span text:style-name="T4"/></text:p>
      <text:p text:style-name="P1"><text:span text:style-name="T4">Apresentam um estilo declarativo,ou seja, na programação funcional especifica-se </text:span><text:span text:style-name="T3">Oque </text:span><text:span text:style-name="T4">deve ser computado ao invés de </text:span><text:span text:style-name="T3">Como </text:span><text:span text:style-name="T4">deve ser computado.</text:span></text:p>
      <text:p text:style-name="P1"><text:span text:style-name="T4"/></text:p>
      <text:p text:style-name="P5"><text:span text:style-name="T4">Em funções matemáticas, a ordem de avaliação de suas expressões de mapeamento é controlado por recursão e expressões condicionais e não por sequência e repetição iterativa, como nas linguagens imperativas.</text:span></text:p>
      <text:p text:style-name="P5"><text:span text:style-name="T4"/></text:p>
      <text:p text:style-name="P5"><text:span text:style-name="T4">Funções matemáticas não possuem efeitos colaterais, ou seja, não há a possibilidade de uma expressão ter seu valor alterado.</text:span></text:p>
      <text:p text:style-name="P5"><text:span text:style-name="T4"/></text:p>
      <text:p text:style-name="P5"><text:span text:style-name="T4">Funções matemáticas </text:span><text:span text:style-name="T3">Definem</text:span><text:span text:style-name="T4"> valores, enquanto funções de linguagens de programação imperativa </text:span><text:span text:style-name="T3">Produzem</text:span><text:span text:style-name="T4"> valores.</text:span></text:p>
      <text:p text:style-name="P5"><text:span text:style-name="T4"/></text:p>
      <text:p text:style-name="P6"><text:span text:style-name="T1"><text:s text:c="29"/></text:span><text:span text:style-name="T2">Haskell</text:span></text:p>
      <text:p text:style-name="P6"><text:span text:style-name="T2"/></text:p>
      <text:p text:style-name="P3"><text:span text:style-name="T1">Definições:</text:span></text:p>
      <text:p text:style-name="P3"><text:span text:style-name="T1"/></text:p>
      <text:p text:style-name="P3"><text:span text:style-name="T1">Escopo estático: o escopo dos parâmetros pode ser determinado <text:s text:c="3"/>estaticamente, ou sejam antes da execução.</text:span></text:p>
      <text:p text:style-name="P3"><text:span text:style-name="T1"/></text:p>
      <text:p text:style-name="P3"><text:span text:style-name="T1">Fortemente tipada: parâmetros pode possuir tipo de dados específicos vinculados.</text:span></text:p>
      <text:p text:style-name="P3"><text:span text:style-name="T1"/></text:p>
      <text:p text:style-name="P3"><text:span text:style-name="T1">Linguagem puramente funcional.</text:span></text:p>
      <text:p text:style-name="P3"><text:span text:style-name="T1"/></text:p>
      <text:p text:style-name="P7"><text:span text:style-name="T1">Função Recursiva em haskell</text:span></text:p>
      <text:p text:style-name="P7"><text:span text:style-name="T5">P</text:span><text:span text:style-name="T4">raticamente em toda função recursiva existe o conceito de aterramento, o qual deve </text:span><text:span text:style-name="T1">sempre</text:span><text:span text:style-name="T4"> vir antes da linha que faz a chamada da função recursiva geral. Caso se inverta sequência de linhas, uma sequência infinita de chamadas vai ocorrer, se os critérios de parada não são bem definidos.</text:span></text:p>
      <text:p text:style-name="P7"><text:span text:style-name="T4"/></text:p>
      <text:p text:style-name="P7"><text:soft-page-break/><text:span text:style-name="T4">Uma função bem definida, é aquela que possui um número de passos finitos, em que seus n aterramentos sempre se encontram antes da função recursiva geral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04:10:43.309427708</meta:creation-date>
    <dc:date>2020-11-27T07:13:43.525556267</dc:date>
    <meta:editing-duration>PT1H8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17" meta:word-count="236" meta:character-count="1653" meta:non-whitespace-character-count="1360"/>
  </office:meta>
</office:document-meta>
</file>